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text-properties fo:language="en" fo:country="US" fo:font-weight="normal" style:font-weight-asian="normal" style:font-weight-complex="normal"/>
    </style:style>
    <style:style style:name="P4" style:family="paragraph" style:parent-style-name="Standard">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5" style:family="paragraph" style:parent-style-name="Standard">
      <style:text-properties fo:language="en" fo:country="US"/>
    </style:style>
    <style:style style:name="P6" style:family="paragraph" style:parent-style-name="Standard">
      <style:text-properties fo:language="en" fo:country="US" fo:font-weight="normal" style:font-weight-asian="normal" style:font-weight-complex="normal"/>
    </style:style>
    <style:style style:name="P7" style:family="paragraph" style:parent-style-name="Standard" style:list-style-name="L1">
      <style:text-properties fo:language="en" fo:country="US" fo:font-weight="normal" style:font-weight-asian="normal" style:font-weight-complex="normal"/>
    </style:style>
    <style:style style:name="P8" style:family="paragraph" style:parent-style-name="Standard">
      <style:text-properties fo:language="en" fo:country="US" fo:font-style="italic" fo:font-weight="normal" style:font-style-asian="italic" style:font-weight-asian="normal" style:font-style-complex="italic" style:font-weight-complex="normal"/>
    </style:style>
    <style:style style:name="P9" style:family="paragraph" style:parent-style-name="Standard">
      <style:text-properties fo:language="en" fo:country="US" fo:font-style="normal" fo:font-weight="normal" style:font-style-asian="normal" style:font-weight-asian="normal" style:font-style-complex="normal" style:font-weight-complex="normal"/>
    </style:style>
    <style:style style:name="P10" style:family="paragraph" style:parent-style-name="Standard">
      <style:text-properties style:font-name="Courier New" fo:language="en" fo:country="US" fo:font-weight="normal" style:font-weight-asian="normal" style:font-weight-complex="normal"/>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style:font-name="Times New Roman1"/>
    </style:style>
    <style:style style:name="T4"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EasyABC: performing efficient Approximate Bayesian Computation sampling schemes using R.</text:p>
      <text:p text:style-name="P1"/>
      <text:p text:style-name="Standard"><text:span text:style-name="T1">Target Journal: Methods in Ecology and Evolution – section Applications – IF: </text:span>5.093<text:span text:style-name="T1">.</text:span></text:p>
      <text:p text:style-name="Standard"><text:span text:style-name="T1">Target Editor: </text:span><text:bookmark text:name="bob"/>Bob O'Hara</text:p>
      <text:p text:style-name="Standard"><text:span text:style-name="T1">Potential referees: </text:span>Katalin Csilléry, Daniel Wegmann, Sarah Filippi, Mark Tanaka, Jean-Michel Marin. </text:p>
      <text:p text:style-name="P1"/>
      <text:p text:style-name="P1"><text:span text:style-name="T2">Keywords</text:span>: Approximate Bayesian Computation, model-based inference. </text:p>
      <text:p text:style-name="P1"/>
      <text:p text:style-name="P2">Summary</text:p>
      <text:list xml:id="list31308701" text:style-name="L1">
        <text:list-item>
          <text:p text:style-name="P7">Approximate Bayesian computation (ABC), also called likelihood-free inference, is a family of statistical techniques to perform parameter inference and model comparison. It is increasingly used in ecology and evolution, where the models used can be too complex to be handled with standard likelihood techniques. The essence of ABC techniques is to compare model simulation outputs to observed data, in order to select the model simulations (and their associated parameter values) which best fit the data. ABC techniques therefore require a large number of model simulations.</text:p>
        </text:list-item>
        <text:list-item>
          <text:p text:style-name="P7">We introduce the R package 'EasyABC' <text:bookmark-start text:name="__DdeLink__693_1308202772"/>that enables to launch a series of simulations of a computer code from the R platform and to retrieve the simulation outputs in an appropriate format for post-processing treatments. The 'EasyABC' package further implements several efficient parameter sampling schemes to speed up the ABC procedure: on top of the standard prior sampling, it implements various algorithms to perform sequential (ABC-sequential) and Markov chain Monte Carlo (ABC-MCMC) sampling schemes.<text:bookmark-end text:name="__DdeLink__693_1308202772"/></text:p>
        </text:list-item>
        <text:list-item>
          <text:p text:style-name="P7">The R package 'EasyABC' complements the package 'abc' which enables various post-processing treatments of simulation outputs. 'EasyABC' will make the up-to-date ABC implementations available to the large community of R users in the fields of ecology and evolution. It is a freely available R package under the GPL license, and it can be downloaded at XXX.</text:p>
        </text:list-item>
      </text:list>
      <text:p text:style-name="P3"/>
      <text:p text:style-name="P2">Introduction</text:p>
      <text:p text:style-name="P3">Approximate Bayesian computation (ABC) is increasingly used in ecology and evolution (Beaumont 2010). In these fields, many models used are too complex to be handled with standard likelihood or Bayesian techniques, since the computation of the model likelihood can be intractable or prohibitively costly in computing time. In such cases, ABC techniques, also called likelihood-free inference, can be used to infer the model parameters. They consist in (i) simulating a very large number of times (~millions) the model to be inferred with parameter values drawn in a prior distribution, (ii) comparing the simulation outputs with the observed data, using some summary statistics computed on both data and simulations, and (iii) retaining the best fit simulations and their associated parameter values to form the approximate posterior distribution of the model parameters. Subsequent steps of model checking and model selection are also possible (and recommended) in <text:s/>ABC applications (Csilléry et al. 2010). </text:p>
      <text:p text:style-name="P3"/>
      <text:p text:style-name="P3">In the last decade, a number of improvements to this basic ABC scheme have been proposed (reviewed in Marin et al. 2012). Some of them focus on post-processing treatments of the posterior distribution, either through local linear regressions (Beaumont et al. 2002) or nonlinear methods (Blum &amp; François 2010). These post-processing treatments as well as model checking and selection tools have been implemented in the R package 'abc' (Csilléry et al. 2012). Other types of improvement have been proposed. Among them, the use of sequential parameter sampling scheme (ABC-sequential) and the coupling to Markov chain Monte Carlo (ABC-MCMC) have received much attention.</text:p>
      <text:p text:style-name="P3"><text:soft-page-break/></text:p>
      <text:p text:style-name="P3">Some of these technical schemes are currently available in two toolboxes (ABCtoolbox, Wegmann et al. 2010 and ABC-SysBio, Liepe et al. 2010). ABC-SysBio is designed for a specific class of models encountered in the field of systems biology, while ABCtoolbox is a generic platform written in C++. These toolboxes have proved very useful for the scientific community, but they do not benefit from the various advantages of a R package, as being easy to use and install, cooperative, and easy to pipeline with other R tools, as the one developed in the package 'abc' (Csilléry et al. 2012). Furthermore, new algorithms have been proposed since the publication of the above toolboxes, and would gain at being widely available to the scientific community.</text:p>
      <text:p text:style-name="P3"/>
      <text:p text:style-name="P3">We present a new R package called 'EasyABC' that enables to launch a series of simulations of a computer code from the R platform and to retrieve the simulation outputs in an appropriate format for post-processing treatments. The 'EasyABC' package further implements several efficient parameter sampling schemes to speed up the ABC procedure: on top of the standard prior sampling, it implements various algorithms to perform sequential (ABC-sequential) and Markov chain Monte Carlo (ABC-MCMC) sampling schemes.</text:p>
      <text:p text:style-name="P3"/>
      <text:p text:style-name="P3"/>
      <text:p text:style-name="P2">Implementation</text:p>
      <text:p text:style-name="P3">To use the package, one needs to specify an array containing the target summary statistics of the data and a p<text:span text:style-name="T3">×</text:span>2 matrix of the bounds of the prior distributions where each line contains the information for one of the <text:span text:style-name="T4">p</text:span> parameters, and the first (second) column is the lower (upper) bound of the prior distribution of this parameter. One further needs to design a simulation code following some minimal constraints: (i) the code needs to read its parameter values in a file named 'input' in which each line contains one parameter value and (ii) to output the summary statistics separated by either a space or a tabulation in a file named 'output'. The files 'input' and 'output' have to be in the same directory as the simulation code. The simulation code must be either a R function or a binary code. In the case, where it is a binary code, we provide a 'wrapper' to pass the code to the R functions of the package (see the package's vignette).</text:p>
      <text:p text:style-name="P3"/>
      <text:p text:style-name="P3">Three main types of ABC algorithms are implemented: the standard rejection algorithm, called ABC-rejection (Pritchard et al. 1999), sequential sampling schemes (ABC-SMC), and coupled to MCMC schemes (ABC-MCMC).</text:p>
      <text:p text:style-name="P3"/>
      <text:p text:style-name="P8">ABC-rejection</text:p>
      <text:p text:style-name="P3">This scheme consists in simply sampling parameter values in the prior distribution. The user specifies <text:span text:style-name="T4">n</text:span>, the number of simulations to be performed, and a matrix containing the range of the prior distribution of the parameter values. Note that 'EasyABC' solely deals with uniform prior distributions between the boundaries specified by the user. Alternative prior distributions can be used by transforming the parameter values inside the simulation code, as in the package vignette's example. </text:p>
      <text:p text:style-name="P3"/>
      <text:p text:style-name="P3">Once the <text:span text:style-name="T4">n</text:span> simulations have been performed, the R function 'ABC_rejection' returns a n<text:span text:style-name="T3">×(p+s)</text:span> matrix in which the first <text:span text:style-name="T4">p</text:span> columns contain the parameter values used for the simulation and the last <text:span text:style-name="T4">s</text:span> columns contain the values of the summary statistics of the simulations. This matrix can thus be easily pipelined with the R package 'abc' to perform various post-processing treatments, such as the selection of a small percentage of simulations which are the closest to the data to derive an approximate posterior distribution of the parameter values (Csilléry et al. 2012).</text:p>
      <text:p text:style-name="P10"/>
      <text:p text:style-name="P3"><text:span text:style-name="T4">ABC-sequential</text:span></text:p>
      <text:p text:style-name="P3">Sisson et al. (2007) first proposed to perform a sequential sampling of the parameter space. This sequential sampling consists in performing several steps of ABC. During the first step, a standard <text:soft-page-break/>ABC-rejection procedure is used. From this initial ensemble of simulations, a coarse approximate posterior distribution is derived. This first step posterior distribution is used at the next step to perform an importance sampling of the prior distribution, and the procedure goes on for a number of steps. The importance sampling procedure enables to concentrate the simulations in the zones of the parameter space of high likelihood, while correcting for the unequal sampling of the prior distribution. It thus enables to speed up the ABC procedure by having a larger percentage of simulations close to the data. Beaumont et al. (2009) evidenced a bias in Sisson et al.(2007)'s method and proposed a correction to this bias. Other sequential algorithms have been proposed (Toni et al. 2009, <text:bookmark-start text:name="__DdeLink__696_1308202772"/>Drovandi &amp; Pettitt 2011, Del Moral et al. 2012, Lenormand et al. 2012<text:bookmark-end text:name="__DdeLink__696_1308202772"/>). Four of these sequential algorithms are coded in the package 'EasyABC' and can be selected with the option 'method' in the function 'ABC_sequential', the ones of Beaumont et al. (2009), <text:s/>Drovandi &amp; Pettitt (2011), Del Moral et al. (2012) and Lenormand et al. (2012). A fifth method is also coded which is a slight modification of Beaumont et al. (2009)'s method where the proposal distribution is multivariate normal instead of being independent normal for each parameter.</text:p>
      <text:p text:style-name="P3"/>
      <text:p text:style-name="P8">ABC-MCMC</text:p>
      <text:p text:style-name="P3">Another way of speeding up the ABC procedure is to couple it to a Markov Chain Monte Carlo. From an initial parameter set, a MCMC is launched. After each jump in the parameter space, a simulation is launched with the new parameter values and the jump is accepted if the distance between this simulation and the data is below a threshold value called the tolerance. More details about this scheme can be found in Marjoram et al. (2003) and Wegmann et al. (2009). Three ABC-MCMC algorithms are coded in the package 'EasyABC' and can be selected with the option 'method' in the function 'ABC_MCMC', the ones of Marjoram et al. (2003) and Wegmann et al. (2009), and a slight modification of Marjoram et al. (2003) in which the tolerance and the proposal range are determined by the algorithm, following the modifications of Wegmann et al. (2009).</text:p>
      <text:p text:style-name="P3"/>
      <text:p text:style-name="P8">Gain in efficiencies brought by the different algorithms compared to a standard ABC_rejection procedure</text:p>
      <text:p text:style-name="P9">The ABC-sequential and ABC-MCMC schemes enable a considerable speed up of the ABC procedure, as shown by the various authors who proposed such schemes (Marjoram et al. 2003, Sisson et al. 2007, Beaumont et al.2009, Toni et al. 2009, Wegmann et al. 2009, Drovandi &amp; Pettitt 2011, Del Moral et al. 2012, Lenormand et al. 2012). The different methods present various advantages, so that the choice of an optimal method is likely to depend on the precise characteristics of the model studied. However, growing evidence suggests that, whatever the method used, the gain in efficiency brought by the refined ABC-sequential and ABC-MCMC schemes is likely to always be large, so that ABC users should prefer such schemes compared to the standard ABC-rejection scheme. In the following, we simply illustrate such gains with a stochastic ecological model henceforth called 'trait_model' (Jabot 2010) that is included in the package 'EasyABC' for demonstration purpose. The detailed worked example can be found in the package's vignette.</text:p>
      <text:p text:style-name="P3"/>
      <text:p text:style-name="P3">'trait_model' has four parameters and outputs four summary statistics, which are sufficient for a reasonably good identifiability of the four parameters (Jabot 2010). We first performed a simple ABC-rejection procedure with 1,000,000 simulations. We selected the closest 1000 simulations to an artificial dataset to form our reference approximate posterior distribution. We then used the various methods and computed the speed at which they converge towards this reference posterior distribution. XX RESULTS XX (Fig. 1).</text:p>
      <text:p text:style-name="P3"/>
      <text:p text:style-name="P2">Conclusions</text:p>
      <text:p text:style-name="P3">The R package 'EasyABC' enables efficient ABC schemes to be launched from R. It can thus be easily pipelined with existing R tools, among which the package 'abc' for post-processing treatments. It should facilitate the dissemination of up-to-date approximate Bayesian computation implementations in ecology and evolution. We direct the readers to our package's vignette for a <text:soft-page-break/>more detailed tutorial.</text:p>
      <text:p text:style-name="P3"/>
      <text:p text:style-name="P2">Acknowledgements</text:p>
      <text:p text:style-name="P3"/>
      <text:p text:style-name="P3"/>
      <text:p text:style-name="P2">References</text:p>
      <text:p text:style-name="P3">Beaumont 2010</text:p>
      <text:p text:style-name="P3">Beaumont et al. 2002 </text:p>
      <text:p text:style-name="P3">Beaumont et al. 2009</text:p>
      <text:p text:style-name="P3">Blum &amp; François 2010 </text:p>
      <text:p text:style-name="P3">Csilléry et al. 2010</text:p>
      <text:p text:style-name="P3">Csilléry et al. 2012</text:p>
      <text:p text:style-name="P3">Del Moral et al. 2012 </text:p>
      <text:p text:style-name="P3">Drovandi &amp; Pettitt 2011 </text:p>
      <text:p text:style-name="P3">Jabot 2010</text:p>
      <text:p text:style-name="P3">Lenormand et al. 2012 </text:p>
      <text:p text:style-name="P3">Liepe et al. 2010</text:p>
      <text:p text:style-name="P3">Marin et al. 2012</text:p>
      <text:p text:style-name="P3">Marjoram et al. (2003)</text:p>
      <text:p text:style-name="P3">Pritchard et al. 1999 </text:p>
      <text:p text:style-name="P3">Sisson et al.(2007)</text:p>
      <text:p text:style-name="P3">Toni et al. 2009<text:bookmark-start text:name="__DdeLink__696_13082027721"/> <text:bookmark-end text:name="__DdeLink__696_13082027721"/></text:p>
      <text:p text:style-name="P3">Wegmann et al. 2009</text:p>
      <text:p text:style-name="P3">Wegmann et al. 2010 </text:p>
      <text:p text:style-name="P3"/>
      <text:p text:style-name="P3"/>
      <text:p text:style-name="P3"/>
      <text:p text:style-name="P3"/>
      <text:p text:style-name="P3"><text:span text:style-name="T2"/></text:p>
      <text:p text:style-name="P3"><text:span text:style-name="T2">Figures</text:span></text:p>
      <text:p text:style-name="P3">Figure 1 : Comparison of simulation speed to reach a given quality.</text:p>
      <text:p text:style-name="P3"/>
      <text:p text:style-name="P3"><text:span text:style-name="T2">Supporting Information</text:span>: the vignette.</text:p>
      <text:p text:style-name="P3">XX stocker le tableau de simuls de réf pour éviter de relancer 1,000,000 simulations pour l'exemple.</text:p>
      <text:p text:style-name="P10">ABC_rejection(.binary_model("./trait_model"),prior_matrix,1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7-10T11:35:26.67</meta:creation-date>
    <meta:generator>OpenOffice.org/3.3$Win32 OpenOffice.org_project/330m20$Build-9567</meta:generator>
    <dc:date>2012-08-23T11:41:41.06</dc:date>
    <meta:editing-duration>P1DT3H45M22S</meta:editing-duration>
    <meta:editing-cycles>64</meta:editing-cycles>
    <meta:document-statistic meta:table-count="0" meta:image-count="0" meta:object-count="0" meta:page-count="4" meta:paragraph-count="54" meta:word-count="1887" meta:character-count="12106"/>
  </office:meta>
</office:document-meta>
</file>